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b613d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eb613d" draw:textarea-horizontal-align="center" draw:textarea-vertical-align="middle"/>
    </style:style>
    <style:style style:name="gr11" style:family="graphic" style:parent-style-name="standard">
      <style:graphic-properties draw:fill="none" draw:fill-color="#eb613d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3.85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3.859cm"/>
    </style:style>
    <style:style style:name="pr6" style:family="presentation" style:parent-style-name="標準-notes">
      <style:graphic-properties draw:fill-color="#ffffff" fo:min-height="13.364cm"/>
    </style:style>
    <style:style style:name="P1" style:family="paragraph">
      <style:text-properties style:font-size-asian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color="#800000" fo:font-size="18pt" style:font-size-asian="18pt" style:font-size-complex="18pt"/>
    </style:style>
    <style:style style:name="P12" style:family="paragraph">
      <style:paragraph-properties fo:text-align="start"/>
      <style:text-properties fo:color="#800000" fo:font-size="18pt" style:font-size-asian="18pt" style:font-size-complex="18pt"/>
    </style:style>
    <style:style style:name="P13" style:family="paragraph">
      <style:paragraph-properties fo:text-align="center"/>
      <style:text-properties fo:color="#800000"/>
    </style:style>
    <style:style style:name="P14" style:family="paragraph">
      <style:paragraph-properties fo:text-align="start"/>
      <style:text-properties fo:color="#800000"/>
    </style:style>
    <style:style style:name="P15" style:family="paragraph">
      <style:paragraph-properties fo:line-height="150%"/>
    </style:style>
    <style:style style:name="P16" style:family="paragraph">
      <style:paragraph-properties fo:line-height="150%" fo:text-align="center"/>
      <style:text-properties fo:font-size="20pt" style:font-size-asian="20pt" style:font-size-complex="20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text-properties fo:color="#800000" style:text-underline-style="none"/>
    </style:style>
    <style:style style:name="P20" style:family="paragraph">
      <style:text-properties fo:color="#800000"/>
    </style:style>
    <style:style style:name="P21" style:family="paragraph">
      <style:paragraph-properties fo:line-height="150%"/>
      <style:text-properties fo:font-size="26pt" style:font-size-asian="26pt" style:font-size-complex="26pt"/>
    </style:style>
    <style:style style:name="P22" style:family="paragraph">
      <style:paragraph-properties fo:line-height="150%" fo:text-align="center"/>
      <style:text-properties fo:font-size="26pt" style:font-size-asian="26pt" style:font-size-complex="26pt"/>
    </style:style>
    <style:style style:name="P23" style:family="paragraph">
      <style:text-properties style:font-size-asian="20pt"/>
    </style:style>
    <style:style style:name="P24" style:family="paragraph">
      <style:text-properties fo:color="#800000" fo:font-size="18pt" style:font-size-asian="18pt" style:font-size-complex="18pt"/>
    </style:style>
    <style:style style:name="P25" style:family="paragraph">
      <style:paragraph-properties fo:line-height="150%" fo:text-align="center"/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P27" style:family="paragraph">
      <style:text-properties fo:font-size="18pt" style:font-size-asian="18pt" style:font-size-complex="18pt"/>
    </style:style>
    <style:style style:name="T1" style:family="text">
      <style:text-properties style:font-size-asian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800000" fo:font-size="18pt" style:font-size-asian="18pt" style:font-size-complex="18pt"/>
    </style:style>
    <style:style style:name="T10" style:family="text">
      <style:text-properties fo:color="#800000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SDLについて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杉本　泰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SDLとは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b Services Description Languageの略であり、Webサービスを記述するためのXMLで記述される言語である。</text:p>
              </text:list-item>
              <text:list-item>
                <text:p>Webサービスの内容を記述し、サービスの提供場所・要求・機能等の詳細が書かれてい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なぜWSDLが必要なのか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2">Web</text:span><text:span text:style-name="T2">サービスのメッセージングや</text:span><text:span text:style-name="T2">XML</text:span><text:span text:style-name="T2">ベースのデータ転送が大量に行われているため、これらのメッセージ交換を構造化された方法で表現する必要がある。</text:span></text:p>
              </text:list-item>
              <text:list-item>
                <text:p text:style-name="P2"><text:span text:style-name="T2">Web</text:span><text:span text:style-name="T2">サービスの使用言語に関係なくサービスの定義を行うことが出来るため、対応する</text:span><text:span text:style-name="T2">Web</text:span><text:span text:style-name="T2">サービスと通信するクライアントコードを生成できる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3">WSDL</text:span><text:span text:style-name="T3">を用いた</text:span><text:span text:style-name="T3">Web</text:span><text:span text:style-name="T3">サービスのシステム図</text:span></text:p>
          </draw:text-box>
        </draw:frame>
        <draw:rect draw:style-name="gr2" draw:text-style-name="P5" draw:layer="layout" svg:width="4cm" svg:height="2.5cm" svg:x="15.5cm" svg:y="7.5cm">
          <text:p text:style-name="P4"><text:span text:style-name="T4">WSDL</text:span></text:p>
        </draw:rect>
        <draw:rect draw:style-name="gr3" draw:text-style-name="P5" draw:layer="layout" svg:width="7cm" svg:height="4.5cm" svg:x="3.5cm" svg:y="13.5cm">
          <text:p text:style-name="P4"><text:span text:style-name="T4">Client</text:span></text:p>
        </draw:rect>
        <draw:rect draw:style-name="gr3" draw:text-style-name="P5" draw:layer="layout" svg:width="7cm" svg:height="4.5cm" svg:x="16.5cm" svg:y="13.5cm">
          <text:p text:style-name="P4"><text:span text:style-name="T4">Server</text:span></text:p>
        </draw:rect>
        <draw:line draw:style-name="gr4" draw:text-style-name="P4" draw:layer="layout" svg:x1="10.5cm" svg:y1="15cm" svg:x2="16.5cm" svg:y2="15cm">
          <text:p/>
        </draw:line>
        <draw:line draw:style-name="gr5" draw:text-style-name="P4" draw:layer="layout" svg:x1="16.5cm" svg:y1="16.5cm" svg:x2="10.5cm" svg:y2="16.5cm">
          <text:p/>
        </draw:line>
        <draw:rect draw:style-name="gr3" draw:text-style-name="P6" draw:layer="layout" svg:width="11cm" svg:height="6.5cm" svg:x="9cm" svg:y="4.5cm">
          <text:p text:style-name="P4"><text:span text:style-name="T3">UDDI Registry</text:span></text:p>
          <text:p text:style-name="P4"><text:span text:style-name="T3"/></text:p>
          <text:p text:style-name="P4"><text:span text:style-name="T3"/></text:p>
        </draw:rect>
        <draw:line draw:style-name="gr6" draw:text-style-name="P4" draw:layer="layout" svg:x1="20cm" svg:y1="13.5cm" svg:x2="19.5cm" svg:y2="8.5cm">
          <text:p/>
        </draw:line>
        <draw:custom-shape draw:style-name="gr7" draw:text-style-name="P7" draw:layer="layout" svg:width="7cm" svg:height="2.5cm" svg:x="20.5cm" svg:y="9.5cm">
          <text:p text:style-name="P4"><text:span text:style-name="T5">Web</text:span><text:span text:style-name="T5">サービスの登録</text:span></text:p>
          <draw:enhanced-geometry svg:viewBox="0 0 21600 21600" draw:text-areas="800 800 20800 20800" draw:type="round-rectangular-callout" draw:modifiers="-2064.04799314384 22213.1947221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4" draw:layer="layout" svg:x1="5.5cm" svg:y1="13.5cm" svg:x2="15.5cm" svg:y2="9cm">
          <text:p/>
        </draw:line>
        <draw:custom-shape draw:style-name="gr7" draw:text-style-name="P8" draw:layer="layout" svg:width="6cm" svg:height="2.5cm" svg:x="2cm" svg:y="8.5cm">
          <text:p text:style-name="P4"><text:span text:style-name="T6">Web</text:span><text:span text:style-name="T6">サービスの検索</text:span></text:p>
          <draw:enhanced-geometry svg:viewBox="0 0 21600 21600" draw:text-areas="800 800 20800 20800" draw:type="round-rectangular-callout" draw:modifiers="21650.3916013998 32412.9548180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9.5cm" svg:height="1.352cm" svg:x="11.5cm" svg:y="16.148cm">
          <draw:text-box>
            <text:p><text:span text:style-name="T7">Network</text:span></text:p>
          </draw:text-box>
        </draw:frame>
        <draw:frame draw:style-name="gr9" draw:layer="layout" svg:width="1.734cm" svg:height="0.962cm" svg:x="9cm" svg:y="11.5cm">
          <draw:text-box>
            <text:p>Find</text:p>
          </draw:text-box>
        </draw:frame>
        <draw:frame draw:style-name="gr8" draw:layer="layout" svg:width="3cm" svg:height="0.962cm" svg:x="18cm" svg:y="12.5cm">
          <draw:text-box>
            <text:p>Register</text:p>
          </draw:text-box>
        </draw:frame>
        <draw:custom-shape draw:style-name="gr7" draw:text-style-name="P10" draw:layer="layout" svg:width="6.5cm" svg:height="2cm" svg:x="20.5cm" svg:y="3.5cm">
          <text:p text:style-name="P4"><text:span text:style-name="T8">Web</text:span><text:span text:style-name="T8">サービス検索システム</text:span></text:p>
          <draw:enhanced-geometry svg:viewBox="0 0 21600 21600" draw:text-areas="800 800 20800 20800" draw:type="round-rectangular-callout" draw:modifiers="-6233.13336409783 29598.80059970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4" draw:layer="layout" svg:width="3cm" svg:height="1.5cm" svg:x="12cm" svg:y="14cm">
          <text:p text:style-name="P4">WSDL</text:p>
        </draw:rect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>
            <draw:text-box>
              <text:p><text:span text:style-name="T5">UDDI</text:span><text:span text:style-name="T5">とは、</text:span><text:span text:style-name="T5">Universal Description Discovery and Integration</text:span><text:span text:style-name="T5">　の略</text:span></text:p>
              <text:p><text:span text:style-name="T5">Web</text:span><text:span text:style-name="T5">サービス公開者は</text:span><text:span text:style-name="T5">UDDI</text:span><text:span text:style-name="T5">レジストリに</text:span><text:span text:style-name="T5">Web</text:span><text:span text:style-name="T5">サービスの情報（どういうサービスか、どこにあるのか、誰のものか、など）を登録できる。</text:span></text:p>
              <text:p><text:span text:style-name="T5">Web</text:span><text:span text:style-name="T5">サービス利用者は</text:span><text:span text:style-name="T5">UDDI</text:span><text:span text:style-name="T5">レジストリに対して検索をし目的に合致した</text:span><text:span text:style-name="T5">Web</text:span><text:span text:style-name="T5">サービスを探し出すことができる。</text:span></text:p>
              <text:p><text:span text:style-name="T5"/></text:p>
              <text:p/>
            </draw:text-box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SDLの記述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SDLは、XMLで記述されたドキュメントであるため、定義内容に応じたタグを用いて構築される。&lt;definitions&gt;タグの中に&lt;message&gt;,&lt;portType&gt;,&lt;binding&gt;&lt;service&gt;等のタグを組み込んで詳細な定義を記述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SDLの記述～定義手順～</text:p>
          </draw:text-box>
        </draw:frame>
        <draw:frame presentation:style-name="pr5" draw:layer="layout" svg:width="25.199cm" svg:height="14.805cm" svg:x="1.4cm" svg:y="4.914cm" presentation:class="outline" presentation:user-transformed="true">
          <draw:text-box>
            <text:list text:style-name="L2">
              <text:list-item>
                <text:p>WSDLでは</text:p>
                <text:p>&lt;message&gt;→&lt;portType&gt;→&lt;binding&gt;</text:p>
                <text:p>の順にWebサービスを具体化し、定義する。</text:p>
              </text:list-item>
              <text:list-item>
                <text:p>どのようなメッセージ(&lt;message&gt;で定義)が</text:p>
                <text:p>どのような操作(&lt;portType&gt;で定義)で</text:p>
                <text:p>どのようなプロトコル(&lt;binding&gt;で定義)で</text:p>
                <text:p>通信され、 Webサービスが成り立っているか</text:p>
                <text:p>が定義され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SDLの記述</text:p>
          </draw:text-box>
        </draw:frame>
        <draw:frame presentation:style-name="pr5" draw:layer="layout" svg:width="25.199cm" svg:height="19.333cm" svg:x="1.355cm" svg:y="3.043cm" presentation:class="outline" presentation:user-transformed="true">
          <draw:text-box>
            <text:list text:style-name="L2">
              <text:list-item>
                <text:p>記述例</text:p>
              </text:list-item>
              <text:list-item>
                <text:p><text:span text:style-name="T8">&lt;?xml version = "1.0"?&gt;</text:span></text:p>
                <text:p><text:span text:style-name="T8">&lt;definitions name = “serviceName”</text:span></text:p>
                <text:list>
                  <text:list-header>
                    <text:p><text:span text:style-name="T8">&lt;!--details--&gt;</text:span></text:p>
                    <text:p><text:span text:style-name="T8">&gt;</text:span></text:p>
                    <text:p><text:span text:style-name="T8">&lt;message name = “messageName”&gt;</text:span></text:p>
                    <text:list>
                      <text:list-header>
                        <text:p><text:span text:style-name="T8">&lt;!--details--&gt;</text:span></text:p>
                      </text:list-header>
                    </text:list>
                    <text:p><text:span text:style-name="T8">&lt;/message&gt;</text:span></text:p>
                    <text:p><text:span text:style-name="T8">&lt;portType name = “portTypeName”&gt;</text:span></text:p>
                    <text:list>
                      <text:list-header>
                        <text:p><text:span text:style-name="T8">&lt;!--details--&gt;</text:span></text:p>
                      </text:list-header>
                    </text:list>
                    <text:p><text:span text:style-name="T8">&lt;/portType&gt;</text:span></text:p>
                    <text:p><text:span text:style-name="T8">&lt;binding name = “bindingName”&gt;</text:span></text:p>
                    <text:list>
                      <text:list-header>
                        <text:p><text:span text:style-name="T8">&lt;!--details--&gt;</text:span></text:p>
                      </text:list-header>
                    </text:list>
                    <text:p><text:span text:style-name="T8">&lt;/binding&gt;</text:span></text:p>
                    <text:p><text:span text:style-name="T8">&lt;setvice name = “serviceName”&gt;</text:span></text:p>
                    <text:list>
                      <text:list-header>
                        <text:p><text:span text:style-name="T8">&lt;!--details--&gt;</text:span></text:p>
                      </text:list-header>
                    </text:list>
                    <text:p><text:span text:style-name="T8">&lt;/service&gt;</text:span></text:p>
                  </text:list-header>
                </text:list>
                <text:p><text:span text:style-name="T8">&lt;/definitions&gt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SDLの記述～message要素～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&lt;message&gt;:双方で交換されるメッセージについての記述である。あるサービスを実現する操作の引数名とその型の抽象的定義を「part」と呼ばれるデータの集まりで表す。</text:p>
                <text:p/>
              </text:list-item>
            </text:list>
          </draw:text-box>
        </draw:frame>
        <draw:rect draw:style-name="gr3" draw:text-style-name="P6" draw:layer="layout" svg:width="5.464cm" svg:height="6cm" svg:x="3.536cm" svg:y="12cm">
          <text:p text:style-name="P4"><text:span text:style-name="T3">Client</text:span></text:p>
        </draw:rect>
        <draw:rect draw:style-name="gr3" draw:text-style-name="P6" draw:layer="layout" svg:width="6.071cm" svg:height="6cm" svg:x="19.429cm" svg:y="12cm">
          <text:p text:style-name="P4"><text:span text:style-name="T3">Server</text:span></text:p>
        </draw:rect>
        <draw:rect draw:style-name="gr11" draw:text-style-name="P11" draw:layer="layout" svg:width="8cm" svg:height="2.5cm" svg:x="10cm" svg:y="11.5cm">
          <text:p text:style-name="P11"><text:span text:style-name="T9">GetPopulationRequest</text:span></text:p>
          <text:p text:style-name="P12"><text:span text:style-name="T9">・</text:span><text:span text:style-name="T9">argName = country</text:span></text:p>
          <text:p text:style-name="P12"><text:span text:style-name="T9">・</text:span><text:span text:style-name="T9">type = string</text:span></text:p>
        </draw:rect>
        <draw:rect draw:style-name="gr11" draw:text-style-name="P13" draw:layer="layout" svg:width="8.5cm" svg:height="2.5cm" svg:x="10cm" svg:y="15.5cm">
          <text:p text:style-name="P13"><text:span text:style-name="T10">GetPopulationResponse</text:span></text:p>
          <text:p text:style-name="P14"><text:span text:style-name="T10">・</text:span><text:span text:style-name="T10">argName = population</text:span></text:p>
          <text:p text:style-name="P14"><text:span text:style-name="T10">・</text:span><text:span text:style-name="T10">type = int</text:span></text:p>
        </draw:rect>
        <draw:frame draw:style-name="gr8" draw:layer="layout" svg:width="18cm" svg:height="1.06cm" svg:x="3cm" svg:y="18.5cm">
          <draw:text-box>
            <text:p>２つの存在するメッセージの定義が行われる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SDLの記述～message要素～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3">記述例</text:span><text:span text:style-name="T3">(</text:span><text:span text:style-name="T11">国名を受け付けてその国の人口を返す</text:span><text:span text:style-name="T11">Web</text:span><text:span text:style-name="T11">サービスの例</text:span><text:span text:style-name="T3">)</text:span></text:p>
                <text:p><text:span text:style-name="T2"/></text:p>
              </text:list-header>
            </text:list>
          </draw:text-box>
        </draw:frame>
        <draw:custom-shape draw:style-name="gr7" draw:text-style-name="P8" draw:layer="layout" svg:width="4cm" svg:height="1cm" svg:x="22cm" svg:y="13cm">
          <text:p text:style-name="P4"><text:span text:style-name="T6">XML schema</text:span></text:p>
          <draw:enhanced-geometry svg:viewBox="0 0 21600 21600" draw:text-areas="800 800 20800 20800" draw:type="round-rectangular-callout" draw:modifiers="-12956.7608097976 -6149.85014985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" draw:text-style-name="P16" draw:layer="layout" svg:width="14cm" svg:height="12cm" svg:x="12.5cm" svg:y="8cm">
          <text:list text:style-name="L1">
            <text:list-header>
              <text:p text:style-name="P15"><text:span text:style-name="T5">&lt;message name = </text:span></text:p>
              <text:p text:style-name="P15"><text:span text:style-name="T5">"getPopulationRequest"&gt;</text:span></text:p>
              <text:p text:style-name="P15"><text:span text:style-name="T5"><text:s/></text:span><text:span text:style-name="T5"><text:tab/></text:span><text:span text:style-name="T5">&lt;part name = "country" </text:span></text:p>
              <text:list>
                <text:list-header>
                  <text:p text:style-name="P15"><text:span text:style-name="T5">type = "xsd:string"/&gt;</text:span></text:p>
                </text:list-header>
              </text:list>
              <text:p text:style-name="P15"><text:span text:style-name="T5">&lt;/message&gt;</text:span></text:p>
              <text:p text:style-name="P15"><text:span text:style-name="T5">&lt;message name = </text:span></text:p>
              <text:p text:style-name="P15"><text:span text:style-name="T5">"getPopulationResponse"&gt;</text:span></text:p>
              <text:list>
                <text:list-header>
                  <text:p text:style-name="P15"><text:span text:style-name="T5">&lt;part name = "population" </text:span></text:p>
                  <text:p text:style-name="P15"><text:span text:style-name="T5">type = "xsd:int"/&gt;</text:span></text:p>
                </text:list-header>
              </text:list>
              <text:p text:style-name="P15"><text:span text:style-name="T5">&lt;/message&gt;</text:span></text:p>
            </text:list-header>
          </text:list>
        </draw:rect>
        <draw:rect draw:style-name="gr3" draw:text-style-name="P4" draw:layer="layout" svg:width="9.5cm" svg:height="10.5cm" svg:x="1.174cm" svg:y="7.948cm">
          <text:list text:style-name="L1">
            <text:list-header>
              <text:p><text:span text:style-name="T8">&lt;?xml version = "1.0"?&gt;</text:span></text:p>
              <text:p><text:span text:style-name="T8">&lt;definitions name = “serviceName”</text:span></text:p>
              <text:list>
                <text:list-header>
                  <text:p><text:span text:style-name="T8">&lt;!--details--&gt;</text:span></text:p>
                  <text:p><text:span text:style-name="T8">&gt;</text:span></text:p>
                  <text:p><text:span text:style-name="T8">&lt;message name = “messageName”&gt;</text:span></text:p>
                  <text:list>
                    <text:list-header>
                      <text:p><text:span text:style-name="T8">&lt;!--details--&gt;</text:span></text:p>
                    </text:list-header>
                  </text:list>
                  <text:p><text:span text:style-name="T8">&lt;/message&gt;</text:span></text:p>
                  <text:p><text:span text:style-name="T8">&lt;portType name = “portTypeName”&gt;</text:span></text:p>
                  <text:list>
                    <text:list-header>
                      <text:p><text:span text:style-name="T8">&lt;!--details--&gt;</text:span></text:p>
                    </text:list-header>
                  </text:list>
                  <text:p><text:span text:style-name="T8">&lt;/portType&gt;</text:span></text:p>
                  <text:p><text:span text:style-name="T8">&lt;binding name = “bindingName”&gt;</text:span></text:p>
                  <text:list>
                    <text:list-header>
                      <text:p><text:span text:style-name="T8">&lt;!--details--&gt;</text:span></text:p>
                    </text:list-header>
                  </text:list>
                  <text:p><text:span text:style-name="T8">&lt;/binding&gt;</text:span></text:p>
                  <text:p><text:span text:style-name="T8">&lt;setvice name = “serviceName”&gt;</text:span></text:p>
                  <text:list>
                    <text:list-header>
                      <text:p><text:span text:style-name="T8">&lt;!--details--&gt;</text:span></text:p>
                    </text:list-header>
                  </text:list>
                  <text:p><text:span text:style-name="T8">&lt;/service&gt;</text:span></text:p>
                </text:list-header>
              </text:list>
              <text:p><text:span text:style-name="T8">&lt;/definitions&gt;</text:span></text:p>
            </text:list-header>
          </text:list>
        </draw:rect>
        <draw:line draw:style-name="gr12" draw:text-style-name="P4" draw:layer="layout" svg:x1="12.5cm" svg:y1="8cm" svg:x2="11cm" svg:y2="10.5cm">
          <text:p/>
        </draw:line>
        <draw:line draw:style-name="gr12" draw:text-style-name="P4" draw:layer="layout" svg:x1="11cm" svg:y1="12.5cm" svg:x2="12.5cm" svg:y2="20cm">
          <text:p/>
        </draw:line>
        <draw:rect draw:style-name="gr13" draw:text-style-name="P4" draw:layer="layout" svg:width="9cm" svg:height="2cm" svg:x="2cm" svg:y="10.5cm">
          <text:p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<text:span text:style-name="T5">XML Schema:</text:span><text:span text:style-name="T5">実際に</text:span><text:span text:style-name="T5">XML</text:span><text:span text:style-name="T5">文書をやり取りする場合、</text:span><text:span text:style-name="T5">XML</text:span><text:span text:style-name="T5">文書の構造が決定していないと、</text:span><text:span text:style-name="T5">XML</text:span><text:span text:style-name="T5">パーサ</text:span><text:span text:style-name="T5">(XML</text:span><text:span text:style-name="T5">文書を読みデータを取得するプログラム</text:span>)が処理できない。そこで、あらかじめ送受信者間でXML文書の構造を定義する必要がある。その構造をスキーマという。</text:p>
            </draw:text-box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SDLの記述～portType要素～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&lt;port-type&gt;:通信のEndPointで定義されている操作についての記述で、メッセージのやり取りについての操作を定義する。</text:p>
                <text:p/>
              </text:list-item>
            </text:list>
          </draw:text-box>
        </draw:frame>
        <draw:rect draw:style-name="gr3" draw:text-style-name="P6" draw:layer="layout" svg:width="5.464cm" svg:height="6cm" svg:x="5cm" svg:y="12.5cm">
          <text:p text:style-name="P4"><text:span text:style-name="T3">Client</text:span></text:p>
        </draw:rect>
        <draw:line draw:style-name="gr6" draw:text-style-name="P4" draw:layer="layout" svg:x1="10.464cm" svg:y1="14.5cm" svg:x2="15.928cm" svg:y2="14.5cm">
          <text:p/>
        </draw:line>
        <draw:line draw:style-name="gr4" draw:text-style-name="P4" draw:layer="layout" svg:x1="10.464cm" svg:y1="16.5cm" svg:x2="15.928cm" svg:y2="16.5cm">
          <text:p/>
        </draw:line>
        <draw:rect draw:style-name="gr3" draw:text-style-name="P6" draw:layer="layout" svg:width="6.071cm" svg:height="6cm" svg:x="15.929cm" svg:y="12.5cm">
          <text:p text:style-name="P4"><text:span text:style-name="T3">Server</text:span></text:p>
        </draw:rect>
        <draw:frame draw:style-name="gr14" draw:text-style-name="P17" draw:layer="layout" svg:width="6.072cm" svg:height="1.45cm" svg:x="10cm" svg:y="13.55cm">
          <draw:text-box>
            <text:p><text:span text:style-name="T12">getPopulationReques</text:span><text:span text:style-name="T13">t</text:span></text:p>
          </draw:text-box>
        </draw:frame>
        <draw:frame draw:style-name="gr14" draw:text-style-name="P18" draw:layer="layout" svg:width="6.679cm" svg:height="1.45cm" svg:x="10.464cm" svg:y="16.5cm">
          <draw:text-box>
            <text:p text:style-name="P18"><text:span text:style-name="T12">getPopulationResponse</text:span></text:p>
          </draw:text-box>
        </draw:frame>
        <draw:frame draw:style-name="gr15" draw:text-style-name="P19" draw:layer="layout" svg:width="4cm" svg:height="1.06cm" svg:x="9.5cm" svg:y="12.94cm">
          <draw:text-box>
            <text:p text:style-name="P19"><text:span text:style-name="T10">要求</text:span><text:span text:style-name="T10">(input)</text:span></text:p>
          </draw:text-box>
        </draw:frame>
        <draw:frame draw:style-name="gr8" draw:text-style-name="P20" draw:layer="layout" svg:width="4cm" svg:height="1.06cm" svg:x="13cm" svg:y="15.5cm">
          <draw:text-box>
            <text:p text:style-name="P20"><text:span text:style-name="T10">応答</text:span><text:span text:style-name="T10">(output)</text:span></text:p>
          </draw:text-box>
        </draw:frame>
        <draw:frame draw:style-name="gr8" draw:layer="layout" svg:width="17.5cm" svg:height="1.869cm" svg:x="5cm" svg:y="18.631cm">
          <draw:text-box>
            <text:p>クライアントの要求に対してサーバが応答する形式のサービスにおける定義例</text:p>
          </draw:text-box>
        </draw:frame>
        <draw:custom-shape draw:style-name="gr7" draw:text-style-name="P4" draw:layer="layout" svg:width="11.5cm" svg:height="2cm" svg:x="13cm" svg:y="10cm">
          <text:p text:style-name="P4">&lt;message&gt;で定義されたメッセージ</text:p>
          <draw:enhanced-geometry svg:viewBox="0 0 21600 21600" draw:text-areas="800 800 20800 20800" draw:type="round-rectangular-callout" draw:modifiers="2794.60916442049 39842.8785607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SDLの記述～portType要素～</text:p>
          </draw:text-box>
        </draw:frame>
        <draw:frame presentation:style-name="pr5" draw:text-style-name="P3" draw:layer="layout" svg:width="25.199cm" svg:height="13.859cm" svg:x="0.5cm" svg:y="4cm" presentation:class="outline" presentation:user-transformed="true">
          <draw:text-box>
            <text:list text:style-name="L2">
              <text:list-header>
                <text:p><text:span text:style-name="T3">記述例</text:span></text:p>
                <text:p><text:span text:style-name="T7"/></text:p>
              </text:list-header>
            </text:list>
          </draw:text-box>
        </draw:frame>
        <draw:rect draw:style-name="gr3" draw:text-style-name="P22" draw:layer="layout" svg:width="13.5cm" svg:height="16cm" svg:x="14cm" svg:y="4cm">
          <text:list text:style-name="L1">
            <text:list-header>
              <text:p text:style-name="P21"><text:span text:style-name="T11">&lt;portType name = </text:span></text:p>
              <text:p text:style-name="P21"><text:span text:style-name="T11">"populationDataServicePort"&gt;</text:span></text:p>
              <text:list>
                <text:list-header>
                  <text:p text:style-name="P21"><text:span text:style-name="T11">&lt;operation name = </text:span></text:p>
                  <text:p text:style-name="P21"><text:span text:style-name="T11">"getPopulation"&gt;</text:span></text:p>
                  <text:list>
                    <text:list-header>
                      <text:p text:style-name="P21"><text:span text:style-name="T11">&lt;input message = </text:span></text:p>
                      <text:p text:style-name="P21"><text:span text:style-name="T11">"getPopulationRequest"/&gt;</text:span></text:p>
                      <text:p text:style-name="P21"><text:span text:style-name="T11">&lt;output message = </text:span></text:p>
                      <text:p text:style-name="P21"><text:span text:style-name="T14">"getPopulationResponse"/&gt;</text:span></text:p>
                    </text:list-header>
                  </text:list>
                  <text:p text:style-name="P21"><text:span text:style-name="T11">&lt;/operation&gt;</text:span></text:p>
                </text:list-header>
              </text:list>
              <text:p text:style-name="P21"><text:span text:style-name="T11">&lt;/portType&gt;</text:span></text:p>
            </text:list-header>
          </text:list>
        </draw:rect>
        <draw:rect draw:style-name="gr3" draw:text-style-name="P4" draw:layer="layout" svg:width="9.5cm" svg:height="10.5cm" svg:x="1cm" svg:y="5.5cm">
          <text:list text:style-name="L1">
            <text:list-header>
              <text:p><text:span text:style-name="T8">&lt;?xml version = "1.0"?&gt;</text:span></text:p>
              <text:p><text:span text:style-name="T8">&lt;definitions name = “serviceName”</text:span></text:p>
              <text:list>
                <text:list-header>
                  <text:p><text:span text:style-name="T8">&lt;!--details--&gt;</text:span></text:p>
                  <text:p><text:span text:style-name="T8">&gt;</text:span></text:p>
                  <text:p><text:span text:style-name="T8">&lt;message name = “messageName”&gt;</text:span></text:p>
                  <text:list>
                    <text:list-header>
                      <text:p><text:span text:style-name="T8">&lt;!--details--&gt;</text:span></text:p>
                    </text:list-header>
                  </text:list>
                  <text:p><text:span text:style-name="T8">&lt;/message&gt;</text:span></text:p>
                  <text:p><text:span text:style-name="T8">&lt;portType name = “portTypeName”&gt;</text:span></text:p>
                  <text:list>
                    <text:list-header>
                      <text:p><text:span text:style-name="T8">&lt;!--details--&gt;</text:span></text:p>
                    </text:list-header>
                  </text:list>
                  <text:p><text:span text:style-name="T8">&lt;/portType&gt;</text:span></text:p>
                  <text:p><text:span text:style-name="T8">&lt;binding name = “bindingName”&gt;</text:span></text:p>
                  <text:list>
                    <text:list-header>
                      <text:p><text:span text:style-name="T8">&lt;!--details--&gt;</text:span></text:p>
                    </text:list-header>
                  </text:list>
                  <text:p><text:span text:style-name="T8">&lt;/binding&gt;</text:span></text:p>
                  <text:p><text:span text:style-name="T8">&lt;setvice name = “serviceName”&gt;</text:span></text:p>
                  <text:list>
                    <text:list-header>
                      <text:p><text:span text:style-name="T8">&lt;!--details--&gt;</text:span></text:p>
                    </text:list-header>
                  </text:list>
                  <text:p><text:span text:style-name="T8">&lt;/service&gt;</text:span></text:p>
                </text:list-header>
              </text:list>
              <text:p><text:span text:style-name="T8">&lt;/definitions&gt;</text:span></text:p>
            </text:list-header>
          </text:list>
        </draw:rect>
        <draw:rect draw:style-name="gr13" draw:text-style-name="P4" draw:layer="layout" svg:width="9.5cm" svg:height="1.5cm" svg:x="2cm" svg:y="10cm">
          <text:p/>
        </draw:rect>
        <draw:line draw:style-name="gr12" draw:text-style-name="P4" draw:layer="layout" svg:x1="14cm" svg:y1="4cm" svg:x2="11.5cm" svg:y2="10cm">
          <text:p/>
        </draw:line>
        <draw:line draw:style-name="gr12" draw:text-style-name="P4" draw:layer="layout" svg:x1="11.5cm" svg:y1="11.5cm" svg:x2="14cm" svg:y2="20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SDLの記述～binding要素～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&lt;binding&gt;:portType</text:span><text:span text:style-name="T2">要素に対してさらに具体的に、データのフォーマット、データの送受信に対するプロトコルを定義する。</text:span></text:p>
              </text:list-item>
            </text:list>
          </draw:text-box>
        </draw:frame>
        <draw:rect draw:style-name="gr3" draw:text-style-name="P6" draw:layer="layout" svg:width="5.464cm" svg:height="6cm" svg:x="5cm" svg:y="12.5cm">
          <text:p text:style-name="P4"><text:span text:style-name="T3">Client</text:span></text:p>
        </draw:rect>
        <draw:line draw:style-name="gr6" draw:text-style-name="P4" draw:layer="layout" svg:x1="10.464cm" svg:y1="14.5cm" svg:x2="15.928cm" svg:y2="14.5cm">
          <text:p/>
        </draw:line>
        <draw:line draw:style-name="gr4" draw:text-style-name="P4" draw:layer="layout" svg:x1="10.464cm" svg:y1="16.5cm" svg:x2="15.928cm" svg:y2="16.5cm">
          <text:p/>
        </draw:line>
        <draw:rect draw:style-name="gr3" draw:text-style-name="P6" draw:layer="layout" svg:width="6.071cm" svg:height="6cm" svg:x="15.929cm" svg:y="12.5cm">
          <text:p text:style-name="P4"><text:span text:style-name="T3">Server</text:span></text:p>
        </draw:rect>
        <draw:frame draw:style-name="gr14" draw:text-style-name="P17" draw:layer="layout" svg:width="6.072cm" svg:height="1.45cm" svg:x="10cm" svg:y="13.55cm">
          <draw:text-box>
            <text:p><text:span text:style-name="T12">getPopulationReques</text:span><text:span text:style-name="T13">t</text:span></text:p>
          </draw:text-box>
        </draw:frame>
        <draw:frame draw:style-name="gr14" draw:text-style-name="P18" draw:layer="layout" svg:width="6.679cm" svg:height="1.45cm" svg:x="10.464cm" svg:y="16.5cm">
          <draw:text-box>
            <text:p text:style-name="P18"><text:span text:style-name="T12">getPopulationResponse</text:span></text:p>
          </draw:text-box>
        </draw:frame>
        <draw:frame draw:style-name="gr8" draw:layer="layout" svg:width="3.5cm" svg:height="1.06cm" svg:x="11.5cm" svg:y="12.94cm">
          <draw:text-box>
            <text:p>要求</text:p>
          </draw:text-box>
        </draw:frame>
        <draw:frame draw:style-name="gr8" draw:layer="layout" svg:width="2.5cm" svg:height="1.06cm" svg:x="11.5cm" svg:y="15.5cm">
          <draw:text-box>
            <text:p>応答</text:p>
          </draw:text-box>
        </draw:frame>
        <draw:frame draw:style-name="gr8" draw:layer="layout" svg:width="17.5cm" svg:height="1.869cm" svg:x="5cm" svg:y="18.631cm">
          <draw:text-box>
            <text:p>クライアントの要求に対してサーバが応答する形式のサービスにおける定義例</text:p>
          </draw:text-box>
        </draw:frame>
        <draw:frame draw:style-name="gr8" draw:text-style-name="P24" draw:layer="layout" svg:width="3cm" svg:height="0.962cm" svg:x="10.5cm" svg:y="14.038cm">
          <draw:text-box>
            <text:p text:style-name="P24">SOAP</text:p>
          </draw:text-box>
        </draw:frame>
        <draw:frame draw:style-name="gr8" draw:text-style-name="P20" draw:layer="layout" svg:width="3cm" svg:height="0.962cm" svg:x="13.5cm" svg:y="16cm">
          <draw:text-box>
            <text:p text:style-name="P20"><text:span text:style-name="T10">SO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471cm" svg:x="2.1cm" svg:y="14.107cm" presentation:class="notes" presentation:user-transformed="true">
            <draw:text-box>
              <text:p>プロトコル：通信を行う際の規約や手順の事で国際標準化機構(ISO)によって標準化されており、現在では通信機能を７階層に分類してそれぞれのプロトコルが存在する。WSDLではSOAP、HTTP　GET/POST(CGIで使われるプロトコル)、MIME</text:p>
              <text:p>トランスポート層：上位のアプリケーション層からのサービス要求に応じ、下位のインターネット層に対してサービス要求を行う層。WebブラウザのHTTP(<text:span text:style-name="T5">Web</text:span><text:span text:style-name="T5">ブラウザと</text:span><text:span text:style-name="T5">Web</text:span><text:span text:style-name="T5">サーバの間で</text:span><text:span text:style-name="T5">HTML</text:span><text:span text:style-name="T5">などのコンテンツの送受信に用いられる通信プロトコル</text:span>)やメール転送等はトランスポート層にあるTCPと呼ばれるTransmission Control Protocolによる。</text:p>
              <text:p>エンベロープ：封筒のようなイメージのもの。宛先(TO)・送信源(FROM)とどの形式で配達するか(RPCなのかDocumentの受け渡しなのか)</text:p>
            </draw:text-box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SDLの記述~binding要素~</text:p>
          </draw:text-box>
        </draw:frame>
        <draw:frame presentation:style-name="pr5" draw:layer="layout" svg:width="25.199cm" svg:height="13.859cm" svg:x="1.301cm" svg:y="3.501cm" presentation:class="outline" presentation:user-transformed="true">
          <draw:text-box>
            <text:list text:style-name="L2">
              <text:list-header>
                <text:p><text:span text:style-name="T15">記述例</text:span></text:p>
                <text:p><text:span text:style-name="T12"/></text:p>
              </text:list-header>
            </text:list>
          </draw:text-box>
        </draw:frame>
        <draw:rect draw:style-name="gr3" draw:text-style-name="P25" draw:layer="layout" svg:width="17.5cm" svg:height="16.5cm" svg:x="10cm" svg:y="4cm">
          <text:p text:style-name="P15"><text:span text:style-name="T13"><text:s text:c="2"/></text:span><text:span text:style-name="T13">&lt;binding name = "populationDataServiceBinding" </text:span></text:p>
          <text:p text:style-name="P15"><text:span text:style-name="T13"><text:s text:c="3"/></text:span><text:span text:style-name="T13">type = "populationDataServicePort"&gt;</text:span></text:p>
          <text:p text:style-name="P15"><text:span text:style-name="T13"><text:tab/></text:span><text:span text:style-name="T13">&lt;soap:binding style = "rpc" transport = "</text:span><text:span text:style-name="T13"><text:a xlink:href="http://schemas.xmlsoap.org/soap/http">http://schemas.xmlsoap.org/soap/http</text:a></text:span><text:span text:style-name="T13">"/&gt;</text:span></text:p>
          <text:p text:style-name="P15"><text:span text:style-name="T13"><text:tab/></text:span><text:span text:style-name="T13">&lt;operation name = "getPopulation"&gt;</text:span></text:p>
          <text:p text:style-name="P15"><text:span text:style-name="T13"><text:tab/></text:span><text:span text:style-name="T13"><text:tab/></text:span><text:span text:style-name="T13">&lt;soap:operation soapAction="~"/&gt;</text:span></text:p>
          <text:p text:style-name="P15"><text:span text:style-name="T13"><text:tab/></text:span><text:span text:style-name="T13"><text:tab/></text:span><text:span text:style-name="T13"><text:tab/></text:span><text:span text:style-name="T13">&lt;input&gt;</text:span></text:p>
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&lt;soap:body use = "encoded" </text:span></text:p>
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namespace = "http://schemas.xmlsoap.org/soap/envelope/" </text:span></text:p>
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encodingStyle = "</text:span><text:span text:style-name="T13"><text:a xlink:href="http://schemas.xmlsoap.org/soap/encoding/">http://schemas.xmlsoap.org/soap/encoding/</text:a></text:span><text:span text:style-name="T13">"/&gt;</text:span></text:p>
          <text:p text:style-name="P15"><text:span text:style-name="T13"><text:tab/></text:span><text:span text:style-name="T13"><text:tab/></text:span><text:span text:style-name="T13"><text:tab/></text:span><text:span text:style-name="T13">&lt;/input&gt;</text:span></text:p>
          <text:p text:style-name="P15"><text:span text:style-name="T13"><text:tab/></text:span><text:span text:style-name="T13"><text:tab/></text:span><text:span text:style-name="T13"><text:tab/></text:span><text:span text:style-name="T13">&lt;output&gt;</text:span></text:p>
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&lt;soap:body use = "encoded" </text:span></text:p>
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namespace = "http://schemas.xmlsoap.org/soap/envelope/" </text:span></text:p>
          <text:p text:style-name="P15"><text:span text:style-name="T13"><text:tab/></text:span><text:span text:style-name="T13"><text:tab/></text:span><text:span text:style-name="T13"><text:tab/></text:span><text:span text:style-name="T13"><text:tab/></text:span><text:span text:style-name="T13">encodingStyle = "</text:span><text:span text:style-name="T13"><text:a xlink:href="http://schemas.xmlsoap.org/soap/encoding/">http://schemas.xmlsoap.org/soap/encoding/</text:a></text:span><text:span text:style-name="T13">"/&gt;</text:span></text:p>
          <text:p text:style-name="P15"><text:span text:style-name="T13"><text:tab/></text:span><text:span text:style-name="T13"><text:tab/></text:span><text:span text:style-name="T13"><text:tab/></text:span><text:span text:style-name="T13">&lt;/output&gt;</text:span></text:p>
          <text:p text:style-name="P15"><text:span text:style-name="T13"><text:tab/></text:span><text:span text:style-name="T13">&lt;/operation&gt;</text:span></text:p>
          <text:p text:style-name="P15"><text:span text:style-name="T13"><text:s text:c="2"/></text:span><text:span text:style-name="T13">&lt;/binding&gt;</text:span></text:p>
        </draw:rect>
        <draw:rect draw:style-name="gr3" draw:text-style-name="P26" draw:layer="layout" svg:width="8.5cm" svg:height="10.5cm" svg:x="0.5cm" svg:y="6cm">
          <text:list text:style-name="L1">
            <text:list-header>
              <text:p><text:span text:style-name="T13">&lt;?xml version = "1.0"?&gt;</text:span></text:p>
              <text:p><text:span text:style-name="T13">&lt;definitions name = “serviceName”</text:span></text:p>
              <text:list>
                <text:list-header>
                  <text:p><text:span text:style-name="T13">&lt;!--details--&gt;</text:span></text:p>
                  <text:p><text:span text:style-name="T13">&gt;</text:span></text:p>
                  <text:p><text:span text:style-name="T13">&lt;message name = “messageName”&gt;</text:span></text:p>
                  <text:list>
                    <text:list-header>
                      <text:p><text:span text:style-name="T13">&lt;!--details--&gt;</text:span></text:p>
                    </text:list-header>
                  </text:list>
                  <text:p><text:span text:style-name="T13">&lt;/message&gt;</text:span></text:p>
                  <text:p><text:span text:style-name="T13">&lt;portType name = “portTypeName”&gt;</text:span></text:p>
                  <text:list>
                    <text:list-header>
                      <text:p><text:span text:style-name="T13">&lt;!--details--&gt;</text:span></text:p>
                    </text:list-header>
                  </text:list>
                  <text:p><text:span text:style-name="T13">&lt;/portType&gt;</text:span></text:p>
                  <text:p><text:span text:style-name="T13">&lt;binding name = “bindingName”&gt;</text:span></text:p>
                  <text:list>
                    <text:list-header>
                      <text:p><text:span text:style-name="T13">&lt;!--details--&gt;</text:span></text:p>
                    </text:list-header>
                  </text:list>
                  <text:p><text:span text:style-name="T13">&lt;/binding&gt;</text:span></text:p>
                  <text:p><text:span text:style-name="T13">&lt;setvice name = “serviceName”&gt;</text:span></text:p>
                  <text:list>
                    <text:list-header>
                      <text:p><text:span text:style-name="T13">&lt;!--details--&gt;</text:span></text:p>
                    </text:list-header>
                  </text:list>
                  <text:p><text:span text:style-name="T13">&lt;/service&gt;</text:span></text:p>
                </text:list-header>
              </text:list>
              <text:p><text:span text:style-name="T13">&lt;/definitions&gt;</text:span></text:p>
            </text:list-header>
          </text:list>
        </draw:rect>
        <draw:rect draw:style-name="gr13" draw:text-style-name="P4" draw:layer="layout" svg:width="7cm" svg:height="1.5cm" svg:x="1.5cm" svg:y="12cm">
          <text:p/>
        </draw:rect>
        <draw:line draw:style-name="gr12" draw:text-style-name="P4" draw:layer="layout" svg:x1="8.5cm" svg:y1="12cm" svg:x2="10cm" svg:y2="4cm">
          <text:p/>
        </draw:line>
        <draw:line draw:style-name="gr12" draw:text-style-name="P4" draw:layer="layout" svg:x1="8.5cm" svg:y1="13.5cm" svg:x2="10cm" svg:y2="20.5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7" draw:layer="layout" svg:width="16.799cm" svg:height="13.754cm" svg:x="2.1cm" svg:y="14.107cm" presentation:class="notes" presentation:user-transformed="true">
            <draw:text-box>
              <text:p><text:span text:style-name="T6">SOAP(</text:span><text:span text:style-name="T6">元</text:span><text:span text:style-name="T6">Simple Object Access Protocol)</text:span><text:span text:style-name="T6">：ソフトウェア同士がメッセージ（オブジェクト←オブジェクト指向言語による）を交換する（リモートプロシージャコール </text:span><text:span text:style-name="T6">- </text:span><text:span text:style-name="T6">遠隔手続呼び出し）ためのプロトコル。そのオブジェクトを</text:span><text:span text:style-name="T6">SOAP</text:span><text:span text:style-name="T6">エンベロープ</text:span><text:span text:style-name="T6">(</text:span><text:span text:style-name="T6">ネットワーク上を流れるデータのフォーマットを規定</text:span><text:span text:style-name="T6">)</text:span><text:span text:style-name="T6">にくるんで送信するために行われるのが</text:span><text:span text:style-name="T6">SOAP</text:span><text:span text:style-name="T6">エンコーディングである。</text:span></text:p>
              <text:p><text:span text:style-name="T6">RPC(Remote Procedure Call)</text:span><text:span text:style-name="T6">：あるコンピューターにあるプログラムが別のアドレス空間（別のコンピューター）にあるプログラムにアクセスする方法のことで、ネットワークに繋がれている異なるコンピュータ同士で処理の要求を投げ、受け取った要求を処理し、結果を返してあげるという仕組みのこと。</text:span><text:span text:style-name="T6">SOAP</text:span><text:span text:style-name="T6">はもともと</text:span><text:span text:style-name="T6">RPC</text:span><text:span text:style-name="T6">を行うために作られた。</text:span></text:p>
              <text:p><text:span text:style-name="T6">上記の場合、処理の要求や、結果などはすべて</text:span><text:span text:style-name="T6">XML </text:span><text:span text:style-name="T6">で記述し、そのメッセージのやりとりには</text:span><text:span text:style-name="T6">HTTP</text:span><text:span text:style-name="T6">を利用している。</text:span></text:p>
            </draw:text-box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関連項目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PELとの関連：BPELといった、複数のWebサービスを連携させるオーケストレーション言語等でWSDLのデータが用いられる。</text:p>
                <text:p><text:s/>→BPELでWebサービスの呼び出し、データ操作等を記述する際に、それらの機能の引数や返り値等の情報を得るためにWSDLデータが必要だからであ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VL Pゴシック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VL Pゴシック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ugimoto </meta:initial-creator>
    <meta:creation-date>2011-08-31T19:39:21</meta:creation-date>
    <meta:editing-duration>PT22H38M3S</meta:editing-duration>
    <meta:editing-cycles>28</meta:editing-cycles>
    <dc:date>2011-09-08T15:01:47</dc:date>
    <dc:creator>sugimoto </dc:creator>
    <meta:generator>OpenOffice.org/3.3$Unix OpenOffice.org_project/330m20$Build-9567</meta:generator>
    <meta:document-statistic meta:object-count="133"/>
  </office:meta>
</office:document-meta>
</file>